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19/06/2012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Ponta Porã/Campo Grande</text:p>
          </table:table-cell>
          <table:table-cell table:style-name="ce11" office:value-type="date" office:date-value="2012-07-03">
            <text:p>03/Jul</text:p>
          </table:table-cell>
          <table:table-cell table:style-name="ce12" office:value-type="time" office:time-value="PT15H00M00S">
            <text:p>15:00</text:p>
          </table:table-cell>
          <table:table-cell table:style-name="ce11" office:value-type="date" office:date-value="2012-07-05">
            <text:p>05/Jul</text:p>
          </table:table-cell>
          <table:table-cell table:style-name="ce12" office:value-type="time" office:time-value="PT18H00M00S">
            <text:p>18:00</text:p>
          </table:table-cell>
          <table:table-cell table:style-name="ce7" office:value-type="float" office:value="2.5">
            <text:p>2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 office:value-type="float" office:value="2.5">
            <text:p>2,5</text:p>
          </table:table-cell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___de________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08:0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373</meta:initial-creator>
    <meta:creation-date>2009-12-22T10:47:23</meta:creation-date>
    <dc:date>2012-06-19T08:05:38.52</dc:date>
    <meta:print-date>2010-11-02T16:45:00</meta:print-date>
    <meta:editing-cycles>3</meta:editing-cycles>
    <meta:editing-duration>PT8H40M58S</meta:editing-duration>
    <meta:generator>LibreOffice/3.4$Win32 LibreOffice_project/340m1$Build-402</meta:generator>
    <meta:document-statistic meta:table-count="3" meta:cell-count="22" meta:object-count="2"/>
  </office:meta>
</office:document-meta>
</file>